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ff99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ff9999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00cc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draw:marker-start-width="0.359cm" draw:marker-end-width="0.359cm" svg:stroke-linecap="butt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-color="#99ff99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fill-color="#ccff66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2" draw:id="id2" draw:layer="layout" svg:width="7.112cm" svg:height="1.778cm" svg:x="3.756cm" svg:y="1.447cm">
              <text:p text:style-name="P1"><text:span text:style-name="T1">Observabl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xml:id="id1" draw:id="id1" draw:layer="layout" svg:width="5.08cm" svg:height="1.778cm" svg:x="1.468cm" svg:y="6.273cm">
              <text:p text:style-name="P1"><text:span text:style-name="T1">Stream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" xml:id="id3" draw:id="id3" draw:layer="layout" svg:width="5.588cm" svg:height="1.778cm" svg:x="7.801cm" svg:y="6.273cm">
              <text:p text:style-name="P1"><text:span text:style-name="T1">Property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xml:id="id4" draw:id="id4" draw:layer="layout" svg:width="9.652cm" svg:height="1.778cm" svg:x="5.775cm" svg:y="9.738cm">
              <text:p text:style-name="P2"><text:span text:style-name="T2">AbstractMuta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" xml:id="id5" draw:id="id5" draw:layer="layout" svg:width="4.064cm" svg:height="1.778cm" svg:x="5.272cm" svg:y="14.555cm">
              <text:p text:style-name="P1"><text:span text:style-name="T1">Ato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xml:id="id6" draw:id="id6" draw:layer="layout" svg:width="7.366cm" svg:height="1.778cm" svg:x="10.216cm" svg:y="14.555cm">
              <text:p text:style-name="P1"><text:span text:style-name="T1">LensedAtom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3" draw:layer="layout" svg:x1="4.008cm" svg:y1="6.273cm" svg:x2="7.312cm" svg:y2="3.225cm" draw:start-shape="id1" draw:start-glue-point="0" draw:end-shape="id2" draw:end-glue-point="2" svg:d="M4008 6273v-1524h3304v-1524">
              <text:p/>
            </draw:connector>
            <draw:connector draw:style-name="gr7" draw:text-style-name="P3" draw:layer="layout" svg:x1="10.595cm" svg:y1="6.273cm" svg:x2="7.312cm" svg:y2="3.225cm" draw:start-shape="id3" draw:start-glue-point="0" draw:end-shape="id2" draw:end-glue-point="2" svg:d="M10595 6273v-1524h-3283v-1524">
              <text:p/>
            </draw:connector>
            <draw:connector draw:style-name="gr7" draw:text-style-name="P3" draw:layer="layout" svg:x1="10.601cm" svg:y1="9.738cm" svg:x2="10.595cm" svg:y2="8.051cm" draw:start-shape="id4" draw:start-glue-point="0" draw:end-shape="id3" draw:end-glue-point="2" svg:d="M10601 9738v-843h-6v-844">
              <text:p/>
            </draw:connector>
            <draw:connector draw:style-name="gr7" draw:text-style-name="P3" draw:layer="layout" svg:x1="7.304cm" svg:y1="14.555cm" svg:x2="10.601cm" svg:y2="11.516cm" draw:start-shape="id5" draw:start-glue-point="0" draw:end-shape="id4" svg:d="M7304 14555v-1519h3297v-1520">
              <text:p/>
            </draw:connector>
            <draw:connector draw:style-name="gr7" draw:text-style-name="P3" draw:layer="layout" svg:x1="13.899cm" svg:y1="14.555cm" svg:x2="10.601cm" svg:y2="11.516cm" draw:start-shape="id6" draw:start-glue-point="0" draw:end-shape="id4" draw:end-glue-point="2" svg:d="M13899 14555v-1519h-3298v-1520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3-04T20:28:38</meta:creation-date>
    <dc:date>2016-04-01T08:11:46</dc:date>
    <dc:creator>Vesa Karvonen</dc:creator>
    <meta:editing-duration>PT12M25S</meta:editing-duration>
    <meta:editing-cycles>3</meta:editing-cycles>
    <meta:generator>OpenOffice/4.1.2$Unix OpenOffice.org_project/412m3$Build-9782</meta:generator>
    <meta:document-statistic meta:object-count="13"/>
  </office:meta>
</office:document-meta>
</file>